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lack-Lato" svg:font-family="Slack-Lato, appleLogo, sans-serif"/>
    <style:font-face style:name="suisse intl" svg:font-family="'suisse intl', Arial, Helvetica, sans-serif"/>
    <style:font-face style:name="ui-monospace" svg:font-family="ui-monospace, SFMono-Regular, 'SF Mono', Menlo, Consolas, 'Liberation Mono', monospace"/>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e435" officeooo:paragraph-rsid="001fe435"/>
    </style:style>
    <style:style style:name="P2" style:family="paragraph" style:parent-style-name="Standard">
      <style:text-properties officeooo:rsid="001db2f6" officeooo:paragraph-rsid="001db2f6"/>
    </style:style>
    <style:style style:name="P3" style:family="paragraph" style:parent-style-name="Standard">
      <style:text-properties fo:font-variant="normal" fo:text-transform="none" fo:color="#333333" loext:opacity="100%" style:font-name="Source Code Pro" fo:font-size="16pt" fo:letter-spacing="normal" fo:font-style="normal" fo:font-weight="bold" officeooo:rsid="0025709a" officeooo:paragraph-rsid="0025709a" style:font-size-asian="16pt" style:font-weight-asian="bold" style:font-size-complex="16pt" style:font-weight-complex="bold"/>
    </style:style>
    <style:style style:name="P4" style:family="paragraph" style:parent-style-name="Standard">
      <style:text-properties fo:font-variant="normal" fo:text-transform="none" fo:color="#333333" loext:opacity="100%" style:font-name="Source Code Pro" fo:font-size="16pt" fo:letter-spacing="normal" fo:font-style="normal" fo:font-weight="bold" officeooo:rsid="002c91d2" officeooo:paragraph-rsid="002c91d2" style:font-size-asian="16pt" style:font-weight-asian="bold" style:font-size-complex="16pt" style:font-weight-complex="bold"/>
    </style:style>
    <style:style style:name="P5" style:family="paragraph" style:parent-style-name="Standard">
      <style:text-properties fo:font-variant="normal" fo:text-transform="none" fo:color="#333333" loext:opacity="100%" style:font-name="Source Code Pro" fo:font-size="16pt" fo:letter-spacing="normal" fo:font-style="normal" fo:font-weight="normal" officeooo:rsid="002c91d2" officeooo:paragraph-rsid="002c91d2" style:font-size-asian="16pt" style:font-weight-asian="bold" style:font-size-complex="16pt" style:font-weight-complex="bold"/>
    </style:style>
    <style:style style:name="P6" style:family="paragraph" style:parent-style-name="Standard">
      <style:text-properties fo:font-variant="normal" fo:text-transform="none" fo:color="#333333" loext:opacity="100%" style:font-name="Source Code Pro" fo:font-size="13.5pt" fo:letter-spacing="normal" fo:font-style="normal" fo:font-weight="normal" officeooo:paragraph-rsid="0023a323"/>
    </style:style>
    <style:style style:name="P7" style:family="paragraph" style:parent-style-name="Standard">
      <style:text-properties fo:font-variant="normal" fo:text-transform="none" fo:color="#333333" loext:opacity="100%" style:font-name="Source Code Pro" fo:font-size="13.5pt" fo:letter-spacing="normal" fo:font-style="normal" fo:font-weight="normal" officeooo:rsid="0023a323" officeooo:paragraph-rsid="0023a323" style:font-size-asian="14pt" style:font-weight-asian="bold" style:font-size-complex="14pt" style:font-weight-complex="bold"/>
    </style:style>
    <style:style style:name="P8" style:family="paragraph" style:parent-style-name="Standard">
      <style:text-properties fo:font-variant="normal" fo:text-transform="none" fo:color="#333333" loext:opacity="100%" style:font-name="Source Code Pro" fo:font-size="13.5pt" fo:letter-spacing="normal" fo:font-style="normal" fo:font-weight="bold" officeooo:rsid="0023a323" officeooo:paragraph-rsid="0025709a" style:font-size-asian="14pt" style:font-weight-asian="bold" style:font-size-complex="14pt" style:font-weight-complex="bold"/>
    </style:style>
    <style:style style:name="P9" style:family="paragraph" style:parent-style-name="Standard">
      <style:text-properties fo:font-variant="normal" fo:text-transform="none" fo:color="#333333" loext:opacity="100%" style:font-name="Source Code Pro" fo:font-size="10pt" fo:letter-spacing="normal" fo:font-style="normal" fo:font-weight="normal" officeooo:rsid="0023a323" officeooo:paragraph-rsid="0023a323" style:font-size-asian="10pt" style:font-weight-asian="bold" style:font-size-complex="10pt" style:font-weight-complex="bold"/>
    </style:style>
    <style:style style:name="P10" style:family="paragraph" style:parent-style-name="Standard">
      <style:text-properties fo:font-variant="normal" fo:text-transform="none" fo:color="#333333" loext:opacity="100%" style:font-name="Source Code Pro" fo:font-size="10pt" fo:letter-spacing="normal" fo:font-style="normal" fo:font-weight="normal" officeooo:rsid="0025709a" officeooo:paragraph-rsid="0025709a" style:font-size-asian="10pt" style:font-weight-asian="bold" style:font-size-complex="10pt" style:font-weight-complex="bold"/>
    </style:style>
    <style:style style:name="P11" style:family="paragraph" style:parent-style-name="Standard">
      <style:text-properties fo:font-variant="normal" fo:text-transform="none" fo:color="#333333" loext:opacity="100%" style:font-name="Source Code Pro" fo:font-size="10pt" fo:letter-spacing="normal" fo:font-style="normal" fo:font-weight="bold" officeooo:rsid="0023a323" officeooo:paragraph-rsid="002c91d2" style:font-size-asian="10pt" style:font-weight-asian="bold" style:font-size-complex="10pt" style:font-weight-complex="bold"/>
    </style:style>
    <style:style style:name="P12" style:family="paragraph" style:parent-style-name="Standard">
      <style:text-properties fo:font-variant="normal" fo:text-transform="none" fo:color="#1d1c1d" loext:opacity="100%" style:font-name="Slack-Lato" fo:font-size="10pt" fo:letter-spacing="normal" fo:font-style="normal" fo:font-weight="normal" officeooo:rsid="002c91d2" officeooo:paragraph-rsid="002c91d2" style:font-size-asian="10pt" style:font-weight-asian="bold" style:font-size-complex="10pt" style:font-weight-complex="bold"/>
    </style:style>
    <style:style style:name="P13" style:family="paragraph" style:parent-style-name="Standard">
      <style:text-properties style:font-name="Source Code Pro" fo:font-size="22pt" fo:font-weight="bold" officeooo:rsid="001cb02b" officeooo:paragraph-rsid="001cb02b" style:font-size-asian="22pt" style:font-weight-asian="bold" style:font-size-complex="22pt" style:font-weight-complex="bold"/>
    </style:style>
    <style:style style:name="P14" style:family="paragraph" style:parent-style-name="Standard">
      <style:text-properties style:font-name="Source Code Pro" officeooo:rsid="001cb02b" officeooo:paragraph-rsid="001cb02b"/>
    </style:style>
    <style:style style:name="P15" style:family="paragraph" style:parent-style-name="Standard">
      <style:text-properties style:font-name="Source Code Pro" officeooo:rsid="001db2f6" officeooo:paragraph-rsid="001db2f6"/>
    </style:style>
    <style:style style:name="P16" style:family="paragraph" style:parent-style-name="Standard">
      <style:text-properties style:font-name="Source Code Pro" officeooo:rsid="001fe435" officeooo:paragraph-rsid="001fe435"/>
    </style:style>
    <style:style style:name="P17" style:family="paragraph" style:parent-style-name="Standard">
      <style:text-properties style:font-name="Source Code Pro" fo:font-size="14pt" fo:font-weight="bold" officeooo:rsid="0023a323" officeooo:paragraph-rsid="0023a323" style:font-size-asian="14pt" style:font-weight-asian="bold" style:font-size-complex="14pt" style:font-weight-complex="bold"/>
    </style:style>
    <style:style style:name="P18" style:family="paragraph" style:parent-style-name="Standard">
      <style:text-properties style:font-name="Source Code Pro" fo:font-size="14pt" fo:font-weight="bold" officeooo:rsid="0023a323" officeooo:paragraph-rsid="0025709a" style:font-size-asian="14pt" style:font-weight-asian="bold" style:font-size-complex="14pt" style:font-weight-complex="bold"/>
    </style:style>
    <style:style style:name="P19" style:family="paragraph" style:parent-style-name="Standard">
      <style:text-properties style:font-name="Source Code Pro" fo:font-size="14pt" fo:font-weight="bold" officeooo:rsid="0023a323" officeooo:paragraph-rsid="00263973" style:font-size-asian="14pt" style:font-weight-asian="bold" style:font-size-complex="14pt" style:font-weight-complex="bold"/>
    </style:style>
    <style:style style:name="P20" style:family="paragraph" style:parent-style-name="Standard">
      <style:text-properties style:font-name="Source Code Pro" officeooo:paragraph-rsid="0023a323"/>
    </style:style>
    <style:style style:name="P21" style:family="paragraph" style:parent-style-name="Standard">
      <style:text-properties style:font-name="Source Code Pro" fo:font-size="10pt" fo:font-weight="bold" officeooo:rsid="0023a323" officeooo:paragraph-rsid="0023a323" style:font-size-asian="10pt" style:font-weight-asian="bold" style:font-size-complex="10pt" style:font-weight-complex="bold"/>
    </style:style>
    <style:style style:name="P22" style:family="paragraph" style:parent-style-name="Standard">
      <style:text-properties style:font-name="Source Code Pro" fo:font-size="10pt" fo:font-weight="bold" officeooo:rsid="0023a323" officeooo:paragraph-rsid="0025709a" style:font-size-asian="10pt" style:font-weight-asian="bold" style:font-size-complex="10pt" style:font-weight-complex="bold"/>
    </style:style>
    <style:style style:name="P23" style:family="paragraph" style:parent-style-name="Standard">
      <style:text-properties style:font-name="Source Code Pro" fo:font-size="10pt" fo:font-weight="bold" officeooo:paragraph-rsid="002803f9"/>
    </style:style>
    <style:style style:name="P24" style:family="paragraph" style:parent-style-name="Standard">
      <style:text-properties style:font-name="Source Code Pro" fo:font-size="10pt" officeooo:rsid="001db2f6" officeooo:paragraph-rsid="001db2f6" style:font-size-asian="10pt" style:font-size-complex="10pt"/>
    </style:style>
    <style:style style:name="P25" style:family="paragraph" style:parent-style-name="Standard">
      <style:text-properties style:font-name="Source Code Pro" fo:font-size="10pt" officeooo:rsid="001db2f6" officeooo:paragraph-rsid="002b025f" style:font-size-asian="10pt" style:font-size-complex="10pt"/>
    </style:style>
    <style:style style:name="P26" style:family="paragraph" style:parent-style-name="Standard">
      <style:text-properties style:font-name="Source Code Pro" fo:font-size="10pt" fo:font-weight="normal" officeooo:rsid="0023a323" officeooo:paragraph-rsid="0023a323" style:font-size-asian="10pt" style:font-weight-asian="normal" style:font-size-complex="10pt" style:font-weight-complex="normal"/>
    </style:style>
    <style:style style:name="P27" style:family="paragraph" style:parent-style-name="Standard">
      <style:text-properties style:font-name="Source Code Pro" fo:font-size="18pt" fo:font-weight="bold" officeooo:rsid="001cb02b" officeooo:paragraph-rsid="001cb02b" style:font-size-asian="18pt" style:font-weight-asian="bold" style:font-size-complex="18pt" style:font-weight-complex="bold"/>
    </style:style>
    <style:style style:name="P28" style:family="paragraph" style:parent-style-name="Standard">
      <style:text-properties style:font-name="Source Code Pro" officeooo:rsid="0023a323" officeooo:paragraph-rsid="0023a323"/>
    </style:style>
    <style:style style:name="P29" style:family="paragraph" style:parent-style-name="Standard">
      <style:text-properties style:font-name="Source Code Pro" fo:font-size="13.5pt" fo:font-weight="bold" officeooo:rsid="00263973" officeooo:paragraph-rsid="00263973" style:font-size-asian="14pt" style:font-weight-asian="bold" style:font-size-complex="14pt" style:font-weight-complex="bold"/>
    </style:style>
    <style:style style:name="P30" style:family="paragraph" style:parent-style-name="Standard">
      <style:text-properties style:font-name="Source Code Pro" fo:font-size="11pt" officeooo:rsid="001db2f6" officeooo:paragraph-rsid="002b025f" style:font-size-asian="11pt" style:font-size-complex="11pt"/>
    </style:style>
    <style:style style:name="P31" style:family="paragraph" style:parent-style-name="Standard">
      <style:text-properties style:font-name="Source Code Pro" fo:font-size="9pt" officeooo:rsid="001db2f6" officeooo:paragraph-rsid="002b025f" style:font-size-asian="9pt" style:font-size-complex="9pt"/>
    </style:style>
    <style:style style:name="P32" style:family="paragraph" style:parent-style-name="Standard">
      <style:text-properties style:font-name="Source Code Pro" fo:font-size="16pt" fo:font-weight="bold" officeooo:rsid="00263973" officeooo:paragraph-rsid="00263973" style:font-size-asian="16pt" style:font-weight-asian="bold" style:font-size-complex="16pt" style:font-weight-complex="bold"/>
    </style:style>
    <style:style style:name="P33" style:family="paragraph" style:parent-style-name="Text_20_body">
      <style:text-properties style:font-name="Source Code Pro" fo:font-size="22pt" fo:font-weight="bold" officeooo:rsid="001cb02b" officeooo:paragraph-rsid="001cb02b" style:font-size-asian="22pt" style:font-weight-asian="bold" style:font-size-complex="22pt" style:font-weight-complex="bold"/>
    </style:style>
    <style:style style:name="P34" style:family="paragraph" style:parent-style-name="Text_20_body">
      <style:paragraph-properties fo:text-align="center" style:justify-single-word="false"/>
      <style:text-properties style:font-name="Source Code Pro" fo:font-size="22pt" fo:font-weight="bold" officeooo:rsid="001cb02b" officeooo:paragraph-rsid="002acf28" style:font-size-asian="22pt" style:font-weight-asian="bold" style:font-size-complex="22pt" style:font-weight-complex="bold"/>
    </style:style>
    <style:style style:name="P35" style:family="paragraph" style:parent-style-name="Text_20_body">
      <style:text-properties fo:font-variant="normal" fo:text-transform="none" fo:color="#1d1d1f" loext:opacity="100%" style:font-name="suisse intl" fo:font-size="12.75pt" fo:letter-spacing="normal" fo:font-style="normal" fo:font-weight="normal" officeooo:rsid="001cb02b" officeooo:paragraph-rsid="001cb02b" style:font-size-asian="22pt" style:font-weight-asian="bold" style:font-size-complex="22pt" style:font-weight-complex="bold"/>
    </style:style>
    <style:style style:name="P36" style:family="paragraph" style:parent-style-name="Text_20_body">
      <style:paragraph-properties fo:margin-left="0in" fo:margin-right="0in" fo:orphans="2" fo:widows="2" fo:text-indent="0in" style:auto-text-indent="false"/>
    </style:style>
    <style:style style:name="P37" style:family="paragraph" style:parent-style-name="Text_20_body">
      <style:paragraph-properties fo:margin-left="0in" fo:margin-right="0in" fo:orphans="2" fo:widows="2" fo:text-indent="0in" style:auto-text-indent="false"/>
      <style:text-properties fo:font-variant="normal" fo:text-transform="none" fo:color="#1d1d1f" loext:opacity="100%" style:font-name="suisse intl" fo:font-size="12.75pt" fo:letter-spacing="normal" fo:font-style="normal" fo:font-weight="normal"/>
    </style:style>
    <style:style style:name="P38" style:family="paragraph" style:parent-style-name="Preformatted_20_Text">
      <style:text-properties fo:font-variant="normal" fo:text-transform="none" fo:color="#333333" loext:opacity="100%" style:font-name="Liberation Mono" fo:font-size="8pt" fo:letter-spacing="normal" fo:font-style="normal" fo:font-weight="normal" officeooo:rsid="002c91d2" officeooo:paragraph-rsid="002c91d2" style:font-name-asian="Noto Sans Mono CJK SC" style:font-size-asian="8pt" style:font-weight-asian="bold" style:font-name-complex="Liberation Mono" style:font-size-complex="8pt" style:font-weight-complex="bold"/>
    </style:style>
    <style:style style:name="P39" style:family="paragraph" style:parent-style-name="Preformatted_20_Text">
      <style:paragraph-properties fo:margin-top="0.0417in" fo:margin-bottom="0.0417in" style:contextual-spacing="false" fo:padding="0in" fo:border="none"/>
      <style:text-properties fo:font-size="8pt" style:font-size-asian="8pt" style:font-size-complex="8pt"/>
    </style:style>
    <style:style style:name="P40" style:family="paragraph" style:parent-style-name="Standard">
      <style:text-properties fo:font-variant="normal" fo:text-transform="none" fo:color="#333333" loext:opacity="100%" style:font-name="Source Code Pro" fo:font-size="16pt" fo:letter-spacing="normal" fo:font-style="normal" fo:font-weight="normal" officeooo:rsid="002c91d2" officeooo:paragraph-rsid="002c91d2" style:font-size-asian="16pt" style:font-weight-asian="bold" style:font-size-complex="16pt" style:font-weight-complex="bold"/>
    </style:style>
    <style:style style:name="P41" style:family="paragraph" style:parent-style-name="Standard">
      <style:text-properties fo:font-variant="normal" fo:text-transform="none" fo:color="#333333" loext:opacity="100%" style:font-name="Source Code Pro" fo:font-size="16pt" fo:letter-spacing="normal" fo:font-style="normal" fo:font-weight="bold" officeooo:rsid="002c91d2" officeooo:paragraph-rsid="002d3f48" style:font-size-asian="16pt" style:font-weight-asian="bold" style:font-size-complex="16pt" style:font-weight-complex="bold"/>
    </style:style>
    <style:style style:name="P42" style:family="paragraph" style:parent-style-name="Standard">
      <style:text-properties fo:font-variant="normal" fo:text-transform="none" fo:color="#333333" loext:opacity="100%" style:font-name="Source Code Pro" fo:font-size="16pt" fo:letter-spacing="normal" fo:font-style="normal" fo:font-weight="bold" officeooo:rsid="002d3f48" officeooo:paragraph-rsid="002d3f48" style:font-size-asian="16pt" style:font-weight-asian="bold" style:font-size-complex="16pt" style:font-weight-complex="bold"/>
    </style:style>
    <style:style style:name="P43" style:family="paragraph" style:parent-style-name="Standard">
      <style:text-properties fo:font-variant="normal" fo:text-transform="none" fo:color="#333333" loext:opacity="100%" style:font-name="Source Code Pro" fo:font-size="10pt" fo:letter-spacing="normal" fo:font-style="normal" fo:font-weight="bold" officeooo:rsid="0023a323" officeooo:paragraph-rsid="002d3f48"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officeooo:rsid="0023a323"/>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263973" style:font-size-asian="14pt" style:font-weight-asian="bold" style:font-size-complex="14pt" style:font-weight-complex="bold"/>
    </style:style>
    <style:style style:name="T5" style:family="text">
      <style:text-properties fo:font-variant="normal" fo:text-transform="none" fo:color="#333333" loext:opacity="100%" fo:font-size="13.5pt" fo:letter-spacing="normal" fo:font-style="normal"/>
    </style:style>
    <style:style style:name="T6" style:family="text">
      <style:text-properties fo:font-variant="normal" fo:text-transform="none" fo:color="#333333" loext:opacity="100%" fo:font-size="13.5pt" fo:letter-spacing="normal" fo:font-style="normal" officeooo:rsid="0025709a"/>
    </style:style>
    <style:style style:name="T7" style:family="text">
      <style:text-properties fo:font-variant="normal" fo:text-transform="none" fo:color="#333333" loext:opacity="100%" fo:font-size="13.5pt" fo:letter-spacing="normal" fo:font-style="normal" officeooo:rsid="00263973"/>
    </style:style>
    <style:style style:name="T8" style:family="text">
      <style:text-properties fo:font-variant="normal" fo:text-transform="none" fo:color="#333333" loext:opacity="100%" fo:letter-spacing="normal" fo:font-style="normal"/>
    </style:style>
    <style:style style:name="T9" style:family="text">
      <style:text-properties fo:font-variant="normal" fo:text-transform="none" fo:color="#333333" loext:opacity="100%" fo:letter-spacing="normal" fo:font-style="normal" fo:font-weight="normal"/>
    </style:style>
    <style:style style:name="T10" style:family="text">
      <style:text-properties fo:font-variant="normal" fo:text-transform="none" fo:color="#333333" loext:opacity="100%" fo:letter-spacing="normal" fo:font-style="normal" fo:font-weight="normal" officeooo:rsid="001db2f6"/>
    </style:style>
    <style:style style:name="T11" style:family="text">
      <style:text-properties fo:font-variant="normal" fo:text-transform="none" fo:color="#333333" loext:opacity="100%" fo:letter-spacing="normal" fo:font-style="normal" fo:font-weight="normal" officeooo:rsid="0025709a"/>
    </style:style>
    <style:style style:name="T12" style:family="text">
      <style:text-properties fo:font-variant="normal" fo:text-transform="none" fo:color="#333333" loext:opacity="100%" fo:letter-spacing="normal" fo:font-style="normal" fo:font-weight="normal" officeooo:rsid="00263973"/>
    </style:style>
    <style:style style:name="T13" style:family="text">
      <style:text-properties fo:font-variant="normal" fo:text-transform="none" fo:color="#333333" loext:opacity="100%" fo:letter-spacing="normal" fo:font-style="normal" fo:font-weight="normal" officeooo:rsid="002803f9" style:font-size-asian="10pt" style:font-weight-asian="bold" style:font-size-complex="10pt" style:font-weight-complex="bold"/>
    </style:style>
    <style:style style:name="T14" style:family="text">
      <style:text-properties fo:font-variant="normal" fo:text-transform="none" fo:color="#333333" loext:opacity="100%" fo:letter-spacing="normal" fo:font-style="normal" officeooo:rsid="001db2f6"/>
    </style:style>
    <style:style style:name="T15" style:family="text">
      <style:text-properties fo:font-variant="normal" fo:text-transform="none" fo:color="#333333" loext:opacity="100%" fo:letter-spacing="normal" fo:font-style="normal" officeooo:rsid="0025709a"/>
    </style:style>
    <style:style style:name="T16" style:family="text">
      <style:text-properties fo:font-variant="normal" fo:text-transform="none" fo:color="#333333" loext:opacity="100%" fo:font-size="10pt" fo:letter-spacing="normal" fo:font-style="normal" fo:font-weight="normal" style:font-size-asian="10pt" style:font-size-complex="10pt"/>
    </style:style>
    <style:style style:name="T17" style:family="text">
      <style:text-properties fo:font-variant="normal" fo:text-transform="none" fo:color="#333333" loext:opacity="100%" style:font-name="ui-monospace" fo:font-size="9pt" fo:letter-spacing="normal" fo:font-style="normal" fo:font-weight="normal"/>
    </style:style>
    <style:style style:name="T18" style:family="text">
      <style:text-properties fo:font-variant="normal" fo:text-transform="none" fo:color="#1d1d1f" loext:opacity="100%" style:font-name="suisse intl" fo:font-size="12.75pt" fo:letter-spacing="normal" fo:font-style="normal" fo:font-weight="bold"/>
    </style:style>
    <style:style style:name="T19" style:family="text">
      <style:text-properties fo:font-variant="normal" fo:text-transform="none" fo:color="#1d1d1f" loext:opacity="100%" style:font-name="suisse intl" fo:font-size="12.75pt" fo:letter-spacing="normal" fo:font-style="normal" fo:font-weight="normal"/>
    </style:style>
    <style:style style:name="T20" style:family="text">
      <style:text-properties fo:font-variant="normal" fo:text-transform="none" fo:color="#1d1d1f" loext:opacity="100%" style:font-name="suisse intl" fo:font-size="20pt" fo:letter-spacing="normal" fo:font-style="normal" fo:font-weight="bold" officeooo:rsid="002acf28" style:font-size-asian="20pt" style:font-weight-asian="bold" style:font-size-complex="20pt"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3a323" style:font-weight-asian="normal" style:font-weight-complex="normal"/>
    </style:style>
    <style:style style:name="T23" style:family="text">
      <style:text-properties fo:font-weight="normal" officeooo:rsid="001db2f6"/>
    </style:style>
    <style:style style:name="T24" style:family="text">
      <style:text-properties fo:font-weight="normal" officeooo:rsid="0025709a"/>
    </style:style>
    <style:style style:name="T25" style:family="text">
      <style:text-properties fo:font-weight="normal" officeooo:rsid="002c91d2"/>
    </style:style>
    <style:style style:name="T26" style:family="text">
      <style:text-properties style:font-name="Source Code Pro" fo:font-size="10pt" style:font-size-asian="10pt" style:font-size-complex="10pt"/>
    </style:style>
    <style:style style:name="T27" style:family="text">
      <style:text-properties fo:font-size="10pt" officeooo:rsid="001db2f6" style:font-size-asian="10pt" style:font-size-complex="10pt"/>
    </style:style>
    <style:style style:name="T28" style:family="text">
      <style:text-properties fo:font-size="10pt" fo:font-weight="bold" officeooo:rsid="0023a323" style:font-size-asian="10pt" style:font-weight-asian="bold" style:font-size-complex="10pt" style:font-weight-complex="bold"/>
    </style:style>
    <style:style style:name="T29" style:family="text">
      <style:text-properties fo:font-size="10pt" fo:font-weight="bold" officeooo:rsid="001db2f6" style:font-size-asian="10pt" style:font-weight-asian="bold" style:font-size-complex="10pt" style:font-weight-complex="bold"/>
    </style:style>
    <style:style style:name="T30" style:family="text">
      <style:text-properties officeooo:rsid="0025709a"/>
    </style:style>
    <style:style style:name="T31" style:family="text">
      <style:text-properties fo:font-size="16pt" style:font-size-asian="16pt" style:font-size-complex="16pt"/>
    </style:style>
    <style:style style:name="T32" style:family="text">
      <style:text-properties fo:font-size="16pt" officeooo:rsid="00263973" style:font-size-asian="16pt" style:font-size-complex="16pt"/>
    </style:style>
    <style:style style:name="T33" style:family="text">
      <style:text-properties fo:font-size="11pt" fo:font-weight="normal" style:font-size-asian="11pt" style:font-weight-asian="normal" style:font-size-complex="11pt" style:font-weight-complex="normal"/>
    </style:style>
    <style:style style:name="T34" style:family="text">
      <style:text-properties fo:font-size="11pt" fo:font-weight="normal" officeooo:rsid="0023a323" style:font-size-asian="11pt" style:font-weight-asian="normal" style:font-size-complex="11pt" style:font-weight-complex="normal"/>
    </style:style>
    <style:style style:name="T35" style:family="text">
      <style:text-properties officeooo:rsid="002c91d2"/>
    </style:style>
    <style:style style:name="T36" style:family="text">
      <style:text-properties fo:color="#1d1c1d" loext:opacity="100%" style:font-name="Slack-Lato" fo:font-size="10pt" style:font-size-asian="10pt" style:font-size-complex="10pt"/>
    </style:style>
    <style:style style:name="T37" style:family="text">
      <style:text-properties fo:color="#1d1c1d" loext:opacity="100%" style:font-name="Slack-Lato" fo:font-size="10pt" officeooo:rsid="002cccb2" style:font-size-asian="10pt" style:font-size-complex="10pt"/>
    </style:style>
    <style:style style:name="T38" style:family="text">
      <style:text-properties fo:color="#1d1c1d" loext:opacity="100%" style:font-name="Slack-Lato" officeooo:rsid="002c91d2"/>
    </style:style>
    <style:style style:name="T39" style:family="text">
      <style:text-properties fo:color="#1d1c1d" loext:opacity="100%" style:font-name="Slack-Lato" fo:font-weight="normal" officeooo:rsid="001db2f6"/>
    </style:style>
    <style:style style:name="T40" style:family="text">
      <style:text-properties fo:color="#1d1c1d" loext:opacity="100%" style:font-name="Slack-Lato" fo:font-weight="normal" officeooo:rsid="002c91d2"/>
    </style:style>
    <style:style style:name="T41" style:family="text">
      <style:text-properties fo:color="#1d1c1d" loext:opacity="100%" style:font-name="Slack-Lato" fo:font-weight="normal" officeooo:rsid="0025709a"/>
    </style:style>
    <style:style style:name="T42" style:family="text">
      <style:text-properties fo:color="#1d1c1d" loext:opacity="100%" style:font-name="Slack-Lato" fo:font-weight="normal" officeooo:rsid="002d3f48"/>
    </style:style>
    <style:style style:name="T43" style:family="text">
      <style:text-properties fo:color="#1d1c1d" loext:opacity="100%" style:font-name="Slack-Lato" officeooo:rsid="002d3f48"/>
    </style:style>
    <style:style style:name="T44" style:family="text">
      <style:text-properties fo:color="#1d1c1d" loext:opacity="100%" fo:font-size="10pt" style:font-size-asian="10pt" style:font-size-complex="10pt"/>
    </style:style>
    <style:style style:name="T45" style:family="text">
      <style:text-properties fo:color="#e01e5a" loext:opacity="100%" fo:font-size="10pt" style:font-size-asian="10pt" style:font-size-complex="10pt" loext:padding-left="0.0311in" loext:padding-right="0in" loext:padding-top="0.0209in" loext:padding-bottom="0.0193in" loext:border-left="0.06pt solid #000000" loext:border-right="none" loext:border-top="0.06pt solid #000000" loext:border-bottom="0.06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Strong_20_Emphasis"><text:span text:style-name="T20">Calculating the FileCoin message fee</text:span></text:span></text:p>
      <text:p text:style-name="P33"><text:span text:style-name="Strong_20_Emphasis"><text:span text:style-name="T18"/></text:span></text:p>
      <text:p text:style-name="P33"><text:span text:style-name="Strong_20_Emphasis"><text:span text:style-name="T18">GasLimit</text:span></text:span><text:span text:style-name="T19"> – a limit on the amount of gas that a message’s execution can consume, estimated and specified by a message sender. The sum of GasLimit for all messages included in a block must not exceed the BlockGasLimit. This is in the unit of GasUnit.</text:span></text:p>
      <text:p text:style-name="P35"/>
      <text:p text:style-name="P36"><text:span text:style-name="Strong_20_Emphasis"><text:span text:style-name="T18">GasUsage</text:span></text:span><text:span text:style-name="T19"> – the amount of gas that a message’s execution actually consumes. Current protocol does not know how much gas a message will exactly consume ahead of execution. This is in the unit of GasUnit.</text:span></text:p>
      <text:p text:style-name="P37"/>
      <text:p text:style-name="P36"><text:span text:style-name="Strong_20_Emphasis"><text:span text:style-name="T18">GasFeeCap</text:span></text:span><text:span text:style-name="T19"> – the maximum token amount that a sender is willing to pay per GasUnit for including a message in a block. A message sender must have a minimum balance of GasFeeCap multiplied by GasLimit when sending a message, even though not all of that will be consumed. This is in the unit of attoFIL/GasUnit.</text:span></text:p>
      <text:p text:style-name="P37"/>
      <text:p text:style-name="P36"><text:span text:style-name="Strong_20_Emphasis"><text:span text:style-name="T18">GasPremium</text:span></text:span><text:span text:style-name="T19"> – a priority fee that is paid to the block-producing miner per unit of GasLimit. This is capped by GasFeeCap and BaseFee has a higher priority. This is in the unit of attoFIL/GasUnit and can be as low as 1 attoFIL/GasUnit.</text:span></text:p>
      <text:p text:style-name="P37"/>
      <text:p text:style-name="P36"><text:span text:style-name="Strong_20_Emphasis"><text:span text:style-name="T18">BaseFee</text:span></text:span><text:span text:style-name="T19"> – a network-wide variable that is dynamically adjusted based on the sum of GasLimit of all messages in the previous tipset. It will increase when the total GasLimit exceeds the GasLimit target for a block (signaling network congestion) and decrease when it is below. This is in the unit of attoFIL/GasUnit.</text:span></text:p>
      <text:p text:style-name="P13"/>
      <text:p text:style-name="P13"/>
      <text:p text:style-name="P13"/>
      <text:p text:style-name="P13"/>
      <text:p text:style-name="P27"><text:soft-page-break/>Message Gas Fee calculation :</text:p>
      <text:p text:style-name="P14"/>
      <text:p text:style-name="P15"/>
      <text:p text:style-name="P2"><text:a xlink:type="simple" xlink:href="https://www.mathsisfun.com/calculator-precision.html" text:style-name="Internet_20_link" text:visited-style-name="Visited_20_Internet_20_Link"><text:span text:style-name="T26">attoFIL to FIL</text:span></text:a><text:span text:style-name="T26"> = attoFIL * 10 ^ (0 – 18)</text:span></text:p>
      <text:p text:style-name="P1"><text:a xlink:type="simple" xlink:href="https://www.mathsisfun.com/calculator-precision.html" text:style-name="Internet_20_link" text:visited-style-name="Visited_20_Internet_20_Link"><text:span text:style-name="T26">nanoFIL to FIL </text:span></text:a><text:span text:style-name="T26">= nanoFIL * 10 ^ (0 – 9)</text:span></text:p>
      <text:p text:style-name="P16"/>
      <text:p text:style-name="P17"><text:a xlink:type="simple" xlink:href="https://github.com/filecoin-project/lotus/blob/212400b6353156f9b317b622ee9624e3f86b04ea/chain/vm/burn.go#L86" text:style-name="Internet_20_link" text:visited-style-name="Visited_20_Internet_20_Link"><text:span text:style-name="T31">Miner Fee</text:span></text:a> </text:p>
      <text:p text:style-name="P17"/>
      <text:p text:style-name="P25"><text:span text:style-name="T34">If</text:span><text:span text:style-name="T33"> BaseFee + GasPremium &gt; GasFeeCap</text:span><text:span text:style-name="T21"> </text:span></text:p>
      <text:p text:style-name="P31"><text:span text:style-name="T1">miner fee </text:span>= Gas limit * <text:span text:style-name="T2">(GasFeeCap - BaseFee)</text:span></text:p>
      <text:p text:style-name="P26"/>
      <text:p text:style-name="P30"><text:span text:style-name="T22">If</text:span><text:span text:style-name="T21"> BaseFee + GasPremium &lt;</text:span><text:span text:style-name="T22">=</text:span><text:span text:style-name="T21"> GasFeeCap</text:span></text:p>
      <text:p text:style-name="P31"><text:span text:style-name="T1">miner fee </text:span>= Gas limit * Gas Premium</text:p>
      <text:p text:style-name="P15"/>
      <text:p text:style-name="P24">BaseFee , GasPremium, and GasFeeCap are three rates respectively. BaseFee is for basic combustion fee, GasPremium is for tipping rate, and GasFeeCap is for total payment rate. The official has set a parameter for tip, mainly to make GasFeeCap and the relationship between the two BaseFee + GasPremium , pay as little tip as possible.</text:p>
      <text:p text:style-name="P15"/>
      <text:p text:style-name="P32"/>
      <text:p text:style-name="P19"><text:span text:style-name="T32">Burn</text:span><text:span text:style-name="T31"> Fee</text:span></text:p>
      <text:p text:style-name="P15"/>
      <text:p text:style-name="P28"><text:span text:style-name="T4">Step 1 : </text:span><text:a xlink:type="simple" xlink:href="https://github.com/filecoin-project/lotus/blob/212400b6353156f9b317b622ee9624e3f86b04ea/chain/vm/burn.go#L83" text:style-name="Internet_20_link" text:visited-style-name="Visited_20_Internet_20_Link"><text:span text:style-name="T3">BaseToBurn</text:span></text:a><text:span text:style-name="T3"> Fee</text:span></text:p>
      <text:p text:style-name="P20"><text:span text:style-name="T28">baseToBurn</text:span><text:span text:style-name="T29"> fee </text:span><text:span text:style-name="T27">= </text:span><text:span text:style-name="T16">Base Fee * Gas Used</text:span></text:p>
      <text:p text:style-name="P6"/>
      <text:p text:style-name="P17"><text:span text:style-name="T7">Step 2 : </text:span><text:span text:style-name="T5">Excess Burning </text:span><text:span text:style-name="T6">(</text:span><text:a xlink:type="simple" xlink:href="https://github.com/filecoin-project/lotus/blob/212400b6353156f9b317b622ee9624e3f86b04ea/chain/vm/burn.go#L62" text:style-name="Internet_20_link" text:visited-style-name="Visited_20_Internet_20_Link">Over</text:a><text:span text:style-name="T6">)</text:span></text:p>
      <text:p text:style-name="P21"><text:span text:style-name="T8">Over</text:span><text:span text:style-name="T14"> = </text:span><text:span text:style-name="T9">Gas limit – Gas Used * (11/10)</text:span></text:p>
      <text:p text:style-name="P7"/>
      <text:p text:style-name="P21"><text:span text:style-name="T9">For the excess burning fee File</text:span><text:span text:style-name="T12">C</text:span><text:span text:style-name="T9">oin sets an indicator Over for gas , which is mainly to avoid using too high Gas fee.</text:span></text:p>
      <text:p text:style-name="P9"/>
      <text:p text:style-name="P23"><text:span text:style-name="T13">11 = </text:span><text:a xlink:type="simple" xlink:href="https://github.com/filecoin-project/lotus/blob/212400b6353156f9b317b622ee9624e3f86b04ea/chain/vm/burn.go#L9" text:style-name="Internet_20_link" text:visited-style-name="Visited_20_Internet_20_Link"><text:span text:style-name="T17">gasOveruseNum</text:span></text:a></text:p>
      <text:p text:style-name="P23"><text:span text:style-name="T13">10 = </text:span><text:a xlink:type="simple" xlink:href="https://github.com/filecoin-project/lotus/blob/212400b6353156f9b317b622ee9624e3f86b04ea/chain/vm/burn.go#L10" text:style-name="Internet_20_link" text:visited-style-name="Visited_20_Internet_20_Link"><text:span text:style-name="T17">gasOveruseDenom</text:span></text:a></text:p>
      <text:p text:style-name="P9"/>
      <text:p text:style-name="P18"><text:span text:style-name="T7">Step 3 : </text:span><text:span text:style-name="T6">Calculate </text:span><text:a xlink:type="simple" xlink:href="https://github.com/filecoin-project/lotus/blob/212400b6353156f9b317b622ee9624e3f86b04ea/chain/vm/burn.go#L38" text:style-name="Internet_20_link" text:visited-style-name="Visited_20_Internet_20_Link">OverEstimateToBurn</text:a></text:p>
      <text:p text:style-name="P22"><text:span text:style-name="T15">OverEstimateToBurn</text:span><text:span text:style-name="T14"> = </text:span><text:span text:style-name="T11">((Gas limit – Gas Used) * Over) / Gas Used * base Fee</text:span></text:p>
      <text:p text:style-name="P10"/>
      <text:p text:style-name="P29"><text:span text:style-name="T15">S</text:span><text:span text:style-name="T8">tep 4 : Calculate </text:span><text:a xlink:type="simple" xlink:href="https://github.com/filecoin-project/lotus/blob/212400b6353156f9b317b622ee9624e3f86b04ea/chain/vm/burn.go#L70" text:style-name="Internet_20_link" text:visited-style-name="Visited_20_Internet_20_Link">Burn Fee</text:a></text:p>
      <text:p text:style-name="P22"><text:span text:style-name="T15">Burn Fee</text:span><text:span text:style-name="T14"> = </text:span><text:span text:style-name="T11">overEstimateToBurn + BaseToBurn</text:span></text:p>
      <text:p text:style-name="P10"/>
      <text:p text:style-name="P3"/>
      <text:p text:style-name="P3"><text:span text:style-name="T30">T</text:span>otal Gas Fee</text:p>
      <text:p text:style-name="P8"/>
      <text:p text:style-name="P22"><text:span text:style-name="T15">Gas Fee</text:span><text:span text:style-name="T10"> = </text:span><text:span text:style-name="T11">overEstimateToBurn + BaseToBurn + Miner Fee</text:span></text:p>
      <text:p text:style-name="P4"><text:soft-page-break/>Burn for ProveCommitAggregate method</text:p>
      <text:p text:style-name="P4"/>
      <text:p text:style-name="P11"><text:span text:style-name="T35">Burn</text:span><text:span text:style-name="T23"> = </text:span><text:span text:style-name="T25">ageFee</text:span><text:span text:style-name="T24"> * </text:span><text:span text:style-name="T25">x sectors number in message</text:span></text:p>
      <text:p text:style-name="P5"/>
      <text:p text:style-name="P38">baseFee 10aFIL <text:s text:c="7"/>| aggFee: 6573329nFIL</text:p>
      <text:p text:style-name="P39">baseFee 100aFIL <text:s text:c="6"/>| aggFee: 6573329nFIL</text:p>
      <text:p text:style-name="P39">baseFee 1000aFIL <text:s text:c="5"/>| aggFee: 6573329nFIL</text:p>
      <text:p text:style-name="P39">baseFee 10000aFIL <text:s text:c="4"/>| aggFee: 6573329nFIL</text:p>
      <text:p text:style-name="P39">baseFee 100000aFIL <text:s text:c="3"/>| aggFee: 6573329nFIL</text:p>
      <text:p text:style-name="P39">baseFee 1000000aFIL <text:s text:c="2"/>| aggFee: 6573329nFIL</text:p>
      <text:p text:style-name="P39">baseFee 10000000aFIL <text:s/>| aggFee: 6573329nFIL</text:p>
      <text:p text:style-name="P39">baseFee 100000000aFIL | aggFee: 6573329nFIL</text:p>
      <text:p text:style-name="P39">baseFee 1nFIL <text:s text:c="8"/>| aggFee: 6573329nFIL</text:p>
      <text:p text:style-name="P39">baseFee 2nFIL <text:s text:c="8"/>| aggFee: 6573329nFIL</text:p>
      <text:p text:style-name="P39">baseFee 3nFIL <text:s text:c="8"/>| aggFee: 9859994nFIL</text:p>
      <text:p text:style-name="P39">baseFee 4nFIL <text:s text:c="8"/>| aggFee: 13146659nFIL</text:p>
      <text:p text:style-name="P39">baseFee 5nFIL <text:s text:c="8"/>| aggFee: 16433324nFIL</text:p>
      <text:p text:style-name="P39">baseFee 6nFIL <text:s text:c="8"/>| aggFee: 19719989nFIL</text:p>
      <text:p text:style-name="P39">baseFee 7nFIL <text:s text:c="8"/>| aggFee: 23006653nFIL</text:p>
      <text:p text:style-name="P39">baseFee 8nFIL <text:s text:c="8"/>| aggFee: 26293318nFIL</text:p>
      <text:p text:style-name="P39">baseFee 9nFIL <text:s text:c="8"/>| aggFee: 29579983nFIL</text:p>
      <text:p text:style-name="P39">baseFee 10nFIL <text:s text:c="7"/>| aggFee: 32866648nFIL</text:p>
      <text:p text:style-name="P39">baseFee 100nFIL <text:s text:c="6"/>| aggFee: 328666485nFIL</text:p>
      <text:p text:style-name="P5"/>
      <text:p text:style-name="P5"><text:span text:style-name="T36">When the </text:span><text:span text:style-name="Source_20_Text"><text:span text:style-name="T45">BaseFee</text:span></text:span><text:span text:style-name="T44"> </text:span><text:span text:style-name="T36">is below </text:span><text:span text:style-name="Source_20_Text"><text:span text:style-name="T45">BatchBalancer * BatchDiscount</text:span></text:span><text:span text:style-name="T36">, it is likely cheaper to submit single proofs. When the BaseFee is well above </text:span><text:span text:style-name="Source_20_Text"><text:span text:style-name="T45">BatchBalancer * BatchDiscount,</text:span></text:span><text:span text:style-name="T44"> </text:span><text:span text:style-name="T36">it is likely cheaper to submit aggregate proofs. </text:span></text:p>
      <text:p text:style-name="P12"/>
      <text:p text:style-name="P5"><text:span text:style-name="T37">More Info : </text:span><text:a xlink:type="simple" xlink:href="https://github.com/filecoin-project/FIPs/blob/master/_fips/fip-0013.md" text:style-name="Internet_20_link" text:visited-style-name="Visited_20_Internet_20_Link"><text:span text:style-name="T36">https://github.com/filecoin-project/FIPs/blob/master/_fips/fip-0013.md</text:span></text:a></text:p>
      <text:p text:style-name="P5"><text:span text:style-name="T36"/></text:p>
      <text:p text:style-name="P5"><text:span text:style-name="T36"/></text:p>
      <text:p text:style-name="P42">Calculate Refund</text:p>
      <text:p text:style-name="P41"/>
      <text:p text:style-name="P43"><text:span text:style-name="T43">Refund</text:span><text:span text:style-name="T39"> = </text:span><text:span text:style-name="T42">(gasLimit * gasFeeCap) – baseFeeBurn – minerTip(MinerFee) - overEstimationBur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lack-Lato" svg:font-family="Slack-Lato, appleLogo, sans-serif"/>
    <style:font-face style:name="suisse intl" svg:font-family="'suisse intl', Arial, Helvetica, sans-serif"/>
    <style:font-face style:name="ui-monospace" svg:font-family="ui-monospace, SFMono-Regular, 'SF Mono', Menlo, Consolas, 'Liberation Mono', monospace"/>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4T11:09:33.230240205</meta:creation-date>
    <dc:date>2021-09-11T07:37:52.143032539</dc:date>
    <meta:editing-duration>PT3H8M29S</meta:editing-duration>
    <meta:editing-cycles>17</meta:editing-cycles>
    <meta:generator>LibreOffice/7.1.6.2.0$Linux_X86_64 LibreOffice_project/10$Build-2</meta:generator>
    <meta:document-statistic meta:table-count="0" meta:image-count="0" meta:object-count="0" meta:page-count="3" meta:paragraph-count="54" meta:word-count="597" meta:character-count="3781" meta:non-whitespace-character-count="3111"/>
  </office:meta>
</office:document-meta>
</file>